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ttyPrinter.indent( String xml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ttyPrinter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ttyPrinter.main( String [ ] arg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9">
            <text:p text:style-name="Table_20_Contents">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